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1311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1.320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lient Count</text:p>
          </table:table-cell>
          <table:table-cell office:value-type="string" calcext:value-type="string">
            <text:p>Message Count</text:p>
          </table:table-cell>
          <table:table-cell office:value-type="string" calcext:value-type="string">
            <text:p>Message Length</text:p>
          </table:table-cell>
          <table:table-cell office:value-type="string" calcext:value-type="string">
            <text:p>Connect time</text:p>
          </table:table-cell>
          <table:table-cell office:value-type="string" calcext:value-type="string">
            <text:p>Transmit time (ms)</text:p>
          </table:table-cell>
          <table:table-cell office:value-type="string" calcext:value-type="string">
            <text:p>Dropped Packets</text:p>
          </table:table-cell>
          <table:table-cell office:value-type="string" calcext:value-type="string">
            <text:p>Percent dropped</text:p>
          </table:table-cell>
          <table:table-cell office:value-type="string" calcext:value-type="string">
            <text:p>Average RTT (ms)</text:p>
          </table:table-cell>
          <table:table-cell office:value-type="string" calcext:value-type="string">
            <text:p>Average Jitter (ms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10906" calcext:value-type="float">
            <text:p>0.2109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87" calcext:value-type="float">
            <text:p>0.018687</text:p>
          </table:table-cell>
          <table:table-cell office:value-type="float" office:value="0.379766" calcext:value-type="float">
            <text:p>0.3797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586" calcext:value-type="float">
            <text:p>0.144586</text:p>
          </table:table-cell>
          <table:table-cell office:value-type="float" office:value="0.491914" calcext:value-type="float">
            <text:p>0.4919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051" calcext:value-type="float">
            <text:p>0.201051</text:p>
          </table:table-cell>
          <table:table-cell office:value-type="float" office:value="0.478172" calcext:value-type="float">
            <text:p>0.4781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16" calcext:value-type="float">
            <text:p>0.011516</text:p>
          </table:table-cell>
          <table:table-cell office:value-type="float" office:value="0.293312" calcext:value-type="float">
            <text:p>0.2933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392891" calcext:value-type="float">
            <text:p>0.3928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691" calcext:value-type="float">
            <text:p>0.131691</text:p>
          </table:table-cell>
          <table:table-cell office:value-type="float" office:value="0.519258" calcext:value-type="float">
            <text:p>0.5192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998" calcext:value-type="float">
            <text:p>998</text:p>
          </table:table-cell>
          <table:table-cell office:value-type="float" office:value="0.194922" calcext:value-type="float">
            <text:p>0.194922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878357" calcext:value-type="float">
            <text:p>0.8783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46" calcext:value-type="float">
            <text:p>0.018146</text:p>
          </table:table-cell>
          <table:table-cell office:value-type="float" office:value="0.262083" calcext:value-type="float">
            <text:p>0.2620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00" calcext:value-type="float">
            <text:p>3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55" calcext:value-type="float">
            <text:p>0.023755</text:p>
          </table:table-cell>
          <table:table-cell office:value-type="float" office:value="0.418354" calcext:value-type="float">
            <text:p>0.4183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0" calcext:value-type="float">
            <text:p>3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268" calcext:value-type="float">
            <text:p>0.221268</text:p>
          </table:table-cell>
          <table:table-cell office:value-type="float" office:value="0.809039" calcext:value-type="float">
            <text:p>0.8090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00" calcext:value-type="float">
            <text:p>3000</text:p>
          </table:table-cell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1063" calcext:value-type="float">
            <text:p>1063</text:p>
          </table:table-cell>
          <table:table-cell office:value-type="float" office:value="0.138411" calcext:value-type="float">
            <text:p>0.138411</text:p>
          </table:table-cell>
          <table:table-cell office:value-type="float" office:value="0.802877" calcext:value-type="float">
            <text:p>0.802877</text:p>
          </table:table-cell>
          <table:table-cell office:value-type="float" office:value="0.755138" calcext:value-type="float">
            <text:p>0.7551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22" calcext:value-type="float">
            <text:p>0.006922</text:p>
          </table:table-cell>
          <table:table-cell office:value-type="float" office:value="0.292195" calcext:value-type="float">
            <text:p>0.2921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977" calcext:value-type="float">
            <text:p>0.033977</text:p>
          </table:table-cell>
          <table:table-cell office:value-type="float" office:value="0.407723" calcext:value-type="float">
            <text:p>0.4077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0.003223" calcext:value-type="float">
            <text:p>0.003223</text:p>
          </table:table-cell>
          <table:table-cell office:value-type="float" office:value="0.583785" calcext:value-type="float">
            <text:p>0.583785</text:p>
          </table:table-cell>
          <table:table-cell office:value-type="float" office:value="0.798635" calcext:value-type="float">
            <text:p>0.7986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19" calcext:value-type="float">
            <text:p>0.012719</text:p>
          </table:table-cell>
          <table:table-cell office:value-type="float" office:value="0.2579" calcext:value-type="float">
            <text:p>0.25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497" calcext:value-type="float">
            <text:p>0.028497</text:p>
          </table:table-cell>
          <table:table-cell office:value-type="float" office:value="0.395503" calcext:value-type="float">
            <text:p>0.3955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014" calcext:value-type="float">
            <text:p>0.102014</text:p>
          </table:table-cell>
          <table:table-cell office:value-type="float" office:value="0.491278" calcext:value-type="float">
            <text:p>0.4912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0" calcext:value-type="float">
            <text:p>500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48" calcext:value-type="float">
            <text:p>0.009448</text:p>
          </table:table-cell>
          <table:table-cell office:value-type="float" office:value="0.265891" calcext:value-type="float">
            <text:p>0.2658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00" calcext:value-type="float">
            <text:p>5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286" calcext:value-type="float">
            <text:p>0.031286</text:p>
          </table:table-cell>
          <table:table-cell office:value-type="float" office:value="0.424576" calcext:value-type="float">
            <text:p>0.4245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00" calcext:value-type="float">
            <text:p>6000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508" calcext:value-type="float">
            <text:p>0.103508</text:p>
          </table:table-cell>
          <table:table-cell office:value-type="float" office:value="0.503509" calcext:value-type="float">
            <text:p>0.5035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00" calcext:value-type="float">
            <text:p>6000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1177" calcext:value-type="float">
            <text:p>1177</text:p>
          </table:table-cell>
          <table:table-cell office:value-type="float" office:value="0.076628" calcext:value-type="float">
            <text:p>0.076628</text:p>
          </table:table-cell>
          <table:table-cell office:value-type="float" office:value="0.731145" calcext:value-type="float">
            <text:p>0.731145</text:p>
          </table:table-cell>
          <table:table-cell office:value-type="float" office:value="0.778187" calcext:value-type="float">
            <text:p>0.7781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00" calcext:value-type="float">
            <text:p>600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12" calcext:value-type="float">
            <text:p>0.011612</text:p>
          </table:table-cell>
          <table:table-cell office:value-type="float" office:value="0.302335" calcext:value-type="float">
            <text:p>0.3023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00" calcext:value-type="float">
            <text:p>6000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112" calcext:value-type="float">
            <text:p>0.027112</text:p>
          </table:table-cell>
          <table:table-cell office:value-type="float" office:value="0.415493" calcext:value-type="float">
            <text:p>0.4154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00" calcext:value-type="float">
            <text:p>7000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009" calcext:value-type="float">
            <text:p>0.118009</text:p>
          </table:table-cell>
          <table:table-cell office:value-type="float" office:value="0.525754" calcext:value-type="float">
            <text:p>0.5257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00" calcext:value-type="float">
            <text:p>7000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3931" calcext:value-type="float">
            <text:p>3931</text:p>
          </table:table-cell>
          <table:table-cell office:value-type="float" office:value="0.219364" calcext:value-type="float">
            <text:p>0.219364</text:p>
          </table:table-cell>
          <table:table-cell office:value-type="float" office:value="0.543939" calcext:value-type="float">
            <text:p>0.543939</text:p>
          </table:table-cell>
          <table:table-cell office:value-type="float" office:value="0.721087" calcext:value-type="float">
            <text:p>0.7210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00" calcext:value-type="float">
            <text:p>7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047" calcext:value-type="float">
            <text:p>0.011047</text:p>
          </table:table-cell>
          <table:table-cell office:value-type="float" office:value="0.299633" calcext:value-type="float">
            <text:p>0.2996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000" calcext:value-type="float">
            <text:p>700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432" calcext:value-type="float">
            <text:p>0.036432</text:p>
          </table:table-cell>
          <table:table-cell office:value-type="float" office:value="0.431863" calcext:value-type="float">
            <text:p>0.4318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507" calcext:value-type="float">
            <text:p>0.093507</text:p>
          </table:table-cell>
          <table:table-cell office:value-type="float" office:value="0.535497" calcext:value-type="float">
            <text:p>0.5354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 office:value-type="float" office:value="394" calcext:value-type="float">
            <text:p>394</text:p>
          </table:table-cell>
          <table:table-cell office:value-type="float" office:value="0.019238" calcext:value-type="float">
            <text:p>0.019238</text:p>
          </table:table-cell>
          <table:table-cell office:value-type="float" office:value="0.67669" calcext:value-type="float">
            <text:p>0.67669</text:p>
          </table:table-cell>
          <table:table-cell office:value-type="float" office:value="0.809075" calcext:value-type="float">
            <text:p>0.8090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77" calcext:value-type="float">
            <text:p>0.007677</text:p>
          </table:table-cell>
          <table:table-cell office:value-type="float" office:value="0.315403" calcext:value-type="float">
            <text:p>0.3154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52" calcext:value-type="float">
            <text:p>0.032752</text:p>
          </table:table-cell>
          <table:table-cell office:value-type="float" office:value="0.420248" calcext:value-type="float">
            <text:p>0.420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00" calcext:value-type="float">
            <text:p>9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048" calcext:value-type="float">
            <text:p>0.105048</text:p>
          </table:table-cell>
          <table:table-cell office:value-type="float" office:value="0.537748" calcext:value-type="float">
            <text:p>0.5377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00" calcext:value-type="float">
            <text:p>9000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91" calcext:value-type="float">
            <text:p>191</text:p>
          </table:table-cell>
          <table:table-cell office:value-type="float" office:value="433" calcext:value-type="float">
            <text:p>433</text:p>
          </table:table-cell>
          <table:table-cell office:value-type="float" office:value="0.018793" calcext:value-type="float">
            <text:p>0.018793</text:p>
          </table:table-cell>
          <table:table-cell office:value-type="float" office:value="0.600497" calcext:value-type="float">
            <text:p>0.600497</text:p>
          </table:table-cell>
          <table:table-cell office:value-type="float" office:value="0.710614" calcext:value-type="float">
            <text:p>0.7106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00" calcext:value-type="float">
            <text:p>900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81" calcext:value-type="float">
            <text:p>0.009281</text:p>
          </table:table-cell>
          <table:table-cell office:value-type="float" office:value="0.226806" calcext:value-type="float">
            <text:p>0.2268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000" calcext:value-type="float">
            <text:p>900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428" calcext:value-type="float">
            <text:p>0.060428</text:p>
          </table:table-cell>
          <table:table-cell office:value-type="float" office:value="0.45195" calcext:value-type="float">
            <text:p>0.451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331" calcext:value-type="float">
            <text:p>0.093331</text:p>
          </table:table-cell>
          <table:table-cell office:value-type="float" office:value="0.430473" calcext:value-type="float">
            <text:p>0.4304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4938" calcext:value-type="float">
            <text:p>4938</text:p>
          </table:table-cell>
          <table:table-cell office:value-type="float" office:value="0.192891" calcext:value-type="float">
            <text:p>0.192891</text:p>
          </table:table-cell>
          <table:table-cell office:value-type="float" office:value="0.618875" calcext:value-type="float">
            <text:p>0.618875</text:p>
          </table:table-cell>
          <table:table-cell office:value-type="float" office:value="0.911304" calcext:value-type="float">
            <text:p>0.9113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531" calcext:value-type="float">
            <text:p>0.005531</text:p>
          </table:table-cell>
          <table:table-cell office:value-type="float" office:value="0.262813" calcext:value-type="float">
            <text:p>0.2628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28" calcext:value-type="float">
            <text:p>0.019828</text:p>
          </table:table-cell>
          <table:table-cell office:value-type="float" office:value="0.389813" calcext:value-type="float">
            <text:p>0.3898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434" calcext:value-type="float">
            <text:p>0.260434</text:p>
          </table:table-cell>
          <table:table-cell office:value-type="float" office:value="0.483527" calcext:value-type="float">
            <text:p>0.4835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854" calcext:value-type="float">
            <text:p>854</text:p>
          </table:table-cell>
          <table:table-cell office:value-type="float" office:value="0.166797" calcext:value-type="float">
            <text:p>0.166797</text:p>
          </table:table-cell>
          <table:table-cell office:value-type="float" office:value="0.406678" calcext:value-type="float">
            <text:p>0.406678</text:p>
          </table:table-cell>
          <table:table-cell office:value-type="float" office:value="0.655443" calcext:value-type="float">
            <text:p>0.6554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104" calcext:value-type="float">
            <text:p>0.011104</text:p>
          </table:table-cell>
          <table:table-cell office:value-type="float" office:value="0.311698" calcext:value-type="float">
            <text:p>0.3116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625" calcext:value-type="float">
            <text:p>0.035625</text:p>
          </table:table-cell>
          <table:table-cell office:value-type="float" office:value="0.428172" calcext:value-type="float">
            <text:p>0.4281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906" calcext:value-type="float">
            <text:p>0.088906</text:p>
          </table:table-cell>
          <table:table-cell office:value-type="float" office:value="0.476469" calcext:value-type="float">
            <text:p>0.4764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1932" calcext:value-type="float">
            <text:p>1932</text:p>
          </table:table-cell>
          <table:table-cell office:value-type="float" office:value="0.251563" calcext:value-type="float">
            <text:p>0.251563</text:p>
          </table:table-cell>
          <table:table-cell office:value-type="float" office:value="0.405857" calcext:value-type="float">
            <text:p>0.405857</text:p>
          </table:table-cell>
          <table:table-cell office:value-type="float" office:value="0.605793" calcext:value-type="float">
            <text:p>0.6057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67" calcext:value-type="float">
            <text:p>0.011367</text:p>
          </table:table-cell>
          <table:table-cell office:value-type="float" office:value="0.305664" calcext:value-type="float">
            <text:p>0.3056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33" calcext:value-type="float">
            <text:p>0.028633</text:p>
          </table:table-cell>
          <table:table-cell office:value-type="float" office:value="0.395117" calcext:value-type="float">
            <text:p>0.3951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264" calcext:value-type="float">
            <text:p>0.111264</text:p>
          </table:table-cell>
          <table:table-cell office:value-type="float" office:value="0.485258" calcext:value-type="float">
            <text:p>0.4852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00" calcext:value-type="float">
            <text:p>300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2376" calcext:value-type="float">
            <text:p>2376</text:p>
          </table:table-cell>
          <table:table-cell office:value-type="float" office:value="0.232031" calcext:value-type="float">
            <text:p>0.232031</text:p>
          </table:table-cell>
          <table:table-cell office:value-type="float" office:value="0.422326" calcext:value-type="float">
            <text:p>0.422326</text:p>
          </table:table-cell>
          <table:table-cell office:value-type="float" office:value="0.712254" calcext:value-type="float">
            <text:p>0.7122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0" calcext:value-type="float">
            <text:p>3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613" calcext:value-type="float">
            <text:p>0.008613</text:p>
          </table:table-cell>
          <table:table-cell office:value-type="float" office:value="0.303056" calcext:value-type="float">
            <text:p>0.3030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00" calcext:value-type="float">
            <text:p>30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297" calcext:value-type="float">
            <text:p>0.031297</text:p>
          </table:table-cell>
          <table:table-cell office:value-type="float" office:value="0.415534" calcext:value-type="float">
            <text:p>0.4155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198" calcext:value-type="float">
            <text:p>0.113198</text:p>
          </table:table-cell>
          <table:table-cell office:value-type="float" office:value="0.503941" calcext:value-type="float">
            <text:p>0.5039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00" calcext:value-type="float">
            <text:p>4000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057" calcext:value-type="float">
            <text:p>0.110057</text:p>
          </table:table-cell>
          <table:table-cell office:value-type="float" office:value="0.559095" calcext:value-type="float">
            <text:p>0.5590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0" calcext:value-type="float">
            <text:p>4000</text:p>
          </table:table-cell>
          <table:table-cell office:value-type="float" office:value="256" calcext:value-type="float">
            <text:p>256</text:p>
          </table:table-cell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5130" calcext:value-type="float">
            <text:p>5130</text:p>
          </table:table-cell>
          <table:table-cell office:value-type="float" office:value="0.333984" calcext:value-type="float">
            <text:p>0.333984</text:p>
          </table:table-cell>
          <table:table-cell office:value-type="float" office:value="0.492865" calcext:value-type="float">
            <text:p>0.492865</text:p>
          </table:table-cell>
          <table:table-cell office:value-type="float" office:value="0.881834" calcext:value-type="float">
            <text:p>0.8818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00" calcext:value-type="float">
            <text:p>400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52" calcext:value-type="float">
            <text:p>0.011652</text:p>
          </table:table-cell>
          <table:table-cell office:value-type="float" office:value="0.311996" calcext:value-type="float">
            <text:p>0.3119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0.410279" calcext:value-type="float">
            <text:p>0.4102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758" calcext:value-type="float">
            <text:p>0.091758</text:p>
          </table:table-cell>
          <table:table-cell office:value-type="float" office:value="0.477092" calcext:value-type="float">
            <text:p>0.4770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0" calcext:value-type="float">
            <text:p>500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598" calcext:value-type="float">
            <text:p>0.009598</text:p>
          </table:table-cell>
          <table:table-cell office:value-type="float" office:value="0.295578" calcext:value-type="float">
            <text:p>0.2955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00" calcext:value-type="float">
            <text:p>500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352" calcext:value-type="float">
            <text:p>0.030352</text:p>
          </table:table-cell>
          <table:table-cell office:value-type="float" office:value="0.412727" calcext:value-type="float">
            <text:p>0.4127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00" calcext:value-type="float">
            <text:p>6000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044" calcext:value-type="float">
            <text:p>0.122044</text:p>
          </table:table-cell>
          <table:table-cell office:value-type="float" office:value="0.483865" calcext:value-type="float">
            <text:p>0.4838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00" calcext:value-type="float">
            <text:p>600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03" calcext:value-type="float">
            <text:p>0.010503</text:p>
          </table:table-cell>
          <table:table-cell office:value-type="float" office:value="0.289264" calcext:value-type="float">
            <text:p>0.2892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00" calcext:value-type="float">
            <text:p>60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578" calcext:value-type="float">
            <text:p>0.035578</text:p>
          </table:table-cell>
          <table:table-cell office:value-type="float" office:value="0.416325" calcext:value-type="float">
            <text:p>0.4163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00" calcext:value-type="float">
            <text:p>600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332" calcext:value-type="float">
            <text:p>0.107332</text:p>
          </table:table-cell>
          <table:table-cell office:value-type="float" office:value="0.480427" calcext:value-type="float">
            <text:p>0.4804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00" calcext:value-type="float">
            <text:p>700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806" calcext:value-type="float">
            <text:p>0.014806</text:p>
          </table:table-cell>
          <table:table-cell office:value-type="float" office:value="0.241525" calcext:value-type="float">
            <text:p>0.2415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00" calcext:value-type="float">
            <text:p>700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41" calcext:value-type="float">
            <text:p>0.027041</text:p>
          </table:table-cell>
          <table:table-cell office:value-type="float" office:value="0.421456" calcext:value-type="float">
            <text:p>0.4214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00" calcext:value-type="float">
            <text:p>7000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356" calcext:value-type="float">
            <text:p>0.117356</text:p>
          </table:table-cell>
          <table:table-cell office:value-type="float" office:value="0.536178" calcext:value-type="float">
            <text:p>0.5361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000" calcext:value-type="float">
            <text:p>7000</text:p>
          </table:table-cell>
          <table:table-cell office:value-type="float" office:value="256" calcext:value-type="float">
            <text:p>256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4894" calcext:value-type="float">
            <text:p>4894</text:p>
          </table:table-cell>
          <table:table-cell office:value-type="float" office:value="0.191172" calcext:value-type="float">
            <text:p>0.191172</text:p>
          </table:table-cell>
          <table:table-cell office:value-type="float" office:value="0.5031" calcext:value-type="float">
            <text:p>0.5031</text:p>
          </table:table-cell>
          <table:table-cell office:value-type="float" office:value="0.627718" calcext:value-type="float">
            <text:p>0.6277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81" calcext:value-type="float">
            <text:p>0.004281</text:p>
          </table:table-cell>
          <table:table-cell office:value-type="float" office:value="0.302531" calcext:value-type="float">
            <text:p>0.3025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00" calcext:value-type="float">
            <text:p>800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87" calcext:value-type="float">
            <text:p>0.015187</text:p>
          </table:table-cell>
          <table:table-cell office:value-type="float" office:value="0.392469" calcext:value-type="float">
            <text:p>0.3924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00" calcext:value-type="float">
            <text:p>8000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32" calcext:value-type="float">
            <text:p>0.08532</text:p>
          </table:table-cell>
          <table:table-cell office:value-type="float" office:value="0.465883" calcext:value-type="float">
            <text:p>0.4658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256" calcext:value-type="float">
            <text:p>25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395" calcext:value-type="float">
            <text:p>0.286395</text:p>
          </table:table-cell>
          <table:table-cell office:value-type="float" office:value="0.656594" calcext:value-type="float">
            <text:p>0.6565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00" calcext:value-type="float">
            <text:p>9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62" calcext:value-type="float">
            <text:p>0.013062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00" calcext:value-type="float">
            <text:p>90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969" calcext:value-type="float">
            <text:p>0.030969</text:p>
          </table:table-cell>
          <table:table-cell office:value-type="float" office:value="0.391562" calcext:value-type="float">
            <text:p>0.3915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00" calcext:value-type="float">
            <text:p>9000</text:p>
          </table:table-cell>
          <table:table-cell office:value-type="float" office:value="256" calcext:value-type="float">
            <text:p>25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475" calcext:value-type="float">
            <text:p>1475</text:p>
          </table:table-cell>
          <table:table-cell office:value-type="float" office:value="0.288086" calcext:value-type="float">
            <text:p>0.288086</text:p>
          </table:table-cell>
          <table:table-cell office:value-type="float" office:value="0.455337" calcext:value-type="float">
            <text:p>0.455337</text:p>
          </table:table-cell>
          <table:table-cell office:value-type="float" office:value="0.869017" calcext:value-type="float">
            <text:p>0.8690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000" calcext:value-type="float">
            <text:p>900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94" calcext:value-type="float">
            <text:p>0.027094</text:p>
          </table:table-cell>
          <table:table-cell office:value-type="float" office:value="0.401385" calcext:value-type="float">
            <text:p>0.4013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198" calcext:value-type="float">
            <text:p>0.149198</text:p>
          </table:table-cell>
          <table:table-cell office:value-type="float" office:value="0.549245" calcext:value-type="float">
            <text:p>0.5492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331" calcext:value-type="float">
            <text:p>2331</text:p>
          </table:table-cell>
          <table:table-cell office:value-type="float" office:value="0.303516" calcext:value-type="float">
            <text:p>0.303516</text:p>
          </table:table-cell>
          <table:table-cell office:value-type="float" office:value="0.50244" calcext:value-type="float">
            <text:p>0.50244</text:p>
          </table:table-cell>
          <table:table-cell office:value-type="float" office:value="0.808912" calcext:value-type="float">
            <text:p>0.8089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97" calcext:value-type="float">
            <text:p>0.011797</text:p>
          </table:table-cell>
          <table:table-cell office:value-type="float" office:value="0.313031" calcext:value-type="float">
            <text:p>0.3130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2" calcext:value-type="float">
            <text:p>0.02702</text:p>
          </table:table-cell>
          <table:table-cell office:value-type="float" office:value="0.424379" calcext:value-type="float">
            <text:p>0.4243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68" calcext:value-type="float">
            <text:p>0.10168</text:p>
          </table:table-cell>
          <table:table-cell office:value-type="float" office:value="0.535135" calcext:value-type="float">
            <text:p>0.5351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2253" calcext:value-type="float">
            <text:p>2253</text:p>
          </table:table-cell>
          <table:table-cell office:value-type="float" office:value="0.22002" calcext:value-type="float">
            <text:p>0.22002</text:p>
          </table:table-cell>
          <table:table-cell office:value-type="float" office:value="0.413292" calcext:value-type="float">
            <text:p>0.413292</text:p>
          </table:table-cell>
          <table:table-cell office:value-type="float" office:value="0.752548" calcext:value-type="float">
            <text:p>0.7525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25" calcext:value-type="float">
            <text:p>0.010425</text:p>
          </table:table-cell>
          <table:table-cell office:value-type="float" office:value="0.300588" calcext:value-type="float">
            <text:p>0.3005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225" calcext:value-type="float">
            <text:p>0.036225</text:p>
          </table:table-cell>
          <table:table-cell office:value-type="float" office:value="0.412881" calcext:value-type="float">
            <text:p>0.4128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034" calcext:value-type="float">
            <text:p>0.098034</text:p>
          </table:table-cell>
          <table:table-cell office:value-type="float" office:value="0.497833" calcext:value-type="float">
            <text:p>0.4978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46" calcext:value-type="float">
            <text:p>0.011646</text:p>
          </table:table-cell>
          <table:table-cell office:value-type="float" office:value="0.270646" calcext:value-type="float">
            <text:p>0.2706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419" calcext:value-type="float">
            <text:p>0.031419</text:p>
          </table:table-cell>
          <table:table-cell office:value-type="float" office:value="0.40493" calcext:value-type="float">
            <text:p>0.404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225" calcext:value-type="float">
            <text:p>0.089225</text:p>
          </table:table-cell>
          <table:table-cell office:value-type="float" office:value="0.564073" calcext:value-type="float">
            <text:p>0.5640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86" calcext:value-type="float">
            <text:p>0.012786</text:p>
          </table:table-cell>
          <table:table-cell office:value-type="float" office:value="0.28171" calcext:value-type="float">
            <text:p>0.281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00" calcext:value-type="float">
            <text:p>300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61" calcext:value-type="float">
            <text:p>0.028661</text:p>
          </table:table-cell>
          <table:table-cell office:value-type="float" office:value="0.39623" calcext:value-type="float">
            <text:p>0.396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0" calcext:value-type="float">
            <text:p>3000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337" calcext:value-type="float">
            <text:p>0.105337</text:p>
          </table:table-cell>
          <table:table-cell office:value-type="float" office:value="0.471199" calcext:value-type="float">
            <text:p>0.4711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00" calcext:value-type="float">
            <text:p>3000</text:p>
          </table:table-cell>
          <table:table-cell office:value-type="float" office:value="512" calcext:value-type="float">
            <text:p>512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2387" calcext:value-type="float">
            <text:p>2387</text:p>
          </table:table-cell>
          <table:table-cell office:value-type="float" office:value="0.133203" calcext:value-type="float">
            <text:p>0.133203</text:p>
          </table:table-cell>
          <table:table-cell office:value-type="float" office:value="0.519356" calcext:value-type="float">
            <text:p>0.519356</text:p>
          </table:table-cell>
          <table:table-cell office:value-type="float" office:value="0.80814" calcext:value-type="float">
            <text:p>0.808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43" calcext:value-type="float">
            <text:p>0.014043</text:p>
          </table:table-cell>
          <table:table-cell office:value-type="float" office:value="0.266277" calcext:value-type="float">
            <text:p>0.2662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00" calcext:value-type="float">
            <text:p>400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658" calcext:value-type="float">
            <text:p>0.026658</text:p>
          </table:table-cell>
          <table:table-cell office:value-type="float" office:value="0.409408" calcext:value-type="float">
            <text:p>0.4094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0" calcext:value-type="float">
            <text:p>400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521" calcext:value-type="float">
            <text:p>0.095521</text:p>
          </table:table-cell>
          <table:table-cell office:value-type="float" office:value="0.468287" calcext:value-type="float">
            <text:p>0.4682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00" calcext:value-type="float">
            <text:p>4000</text:p>
          </table:table-cell>
          <table:table-cell office:value-type="float" office:value="512" calcext:value-type="float">
            <text:p>512</text:p>
          </table:table-cell>
          <table:table-cell office:value-type="float" office:value="31" calcext:value-type="float">
            <text:p>31</text:p>
          </table:table-cell>
          <table:table-cell office:value-type="float" office:value="171" calcext:value-type="float">
            <text:p>171</text:p>
          </table:table-cell>
          <table:table-cell office:value-type="float" office:value="6438" calcext:value-type="float">
            <text:p>6438</text:p>
          </table:table-cell>
          <table:table-cell office:value-type="float" office:value="0.314355" calcext:value-type="float">
            <text:p>0.314355</text:p>
          </table:table-cell>
          <table:table-cell office:value-type="float" office:value="0.49112" calcext:value-type="float">
            <text:p>0.49112</text:p>
          </table:table-cell>
          <table:table-cell office:value-type="float" office:value="0.787408" calcext:value-type="float">
            <text:p>0.7874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79" calcext:value-type="float">
            <text:p>0.009479</text:p>
          </table:table-cell>
          <table:table-cell office:value-type="float" office:value="0.278292" calcext:value-type="float">
            <text:p>0.2782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08" calcext:value-type="float">
            <text:p>0.03008</text:p>
          </table:table-cell>
          <table:table-cell office:value-type="float" office:value="0.422141" calcext:value-type="float">
            <text:p>0.4221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192" calcext:value-type="float">
            <text:p>0.104192</text:p>
          </table:table-cell>
          <table:table-cell office:value-type="float" office:value="0.509653" calcext:value-type="float">
            <text:p>0.5096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31" calcext:value-type="float">
            <text:p>0.010631</text:p>
          </table:table-cell>
          <table:table-cell office:value-type="float" office:value="0.262878" calcext:value-type="float">
            <text:p>0.2628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00" calcext:value-type="float">
            <text:p>600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322" calcext:value-type="float">
            <text:p>0.026322</text:p>
          </table:table-cell>
          <table:table-cell office:value-type="float" office:value="0.430262" calcext:value-type="float">
            <text:p>0.4302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00" calcext:value-type="float">
            <text:p>6000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993" calcext:value-type="float">
            <text:p>0.103993</text:p>
          </table:table-cell>
          <table:table-cell office:value-type="float" office:value="0.474863" calcext:value-type="float">
            <text:p>0.4748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00" calcext:value-type="float">
            <text:p>6000</text:p>
          </table:table-cell>
          <table:table-cell office:value-type="float" office:value="512" calcext:value-type="float">
            <text:p>512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3940" calcext:value-type="float">
            <text:p>3940</text:p>
          </table:table-cell>
          <table:table-cell office:value-type="float" office:value="0.153906" calcext:value-type="float">
            <text:p>0.153906</text:p>
          </table:table-cell>
          <table:table-cell office:value-type="float" office:value="0.56724" calcext:value-type="float">
            <text:p>0.56724</text:p>
          </table:table-cell>
          <table:table-cell office:value-type="float" office:value="0.875664" calcext:value-type="float">
            <text:p>0.8756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00" calcext:value-type="float">
            <text:p>6000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63" calcext:value-type="float">
            <text:p>0.027563</text:p>
          </table:table-cell>
          <table:table-cell office:value-type="float" office:value="0.383703" calcext:value-type="float">
            <text:p>0.3837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00" calcext:value-type="float">
            <text:p>700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898" calcext:value-type="float">
            <text:p>0.093898</text:p>
          </table:table-cell>
          <table:table-cell office:value-type="float" office:value="0.461359" calcext:value-type="float">
            <text:p>0.4613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00" calcext:value-type="float">
            <text:p>700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422" calcext:value-type="float">
            <text:p>0.006422</text:p>
          </table:table-cell>
          <table:table-cell office:value-type="float" office:value="0.307016" calcext:value-type="float">
            <text:p>0.3070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00" calcext:value-type="float">
            <text:p>700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89" calcext:value-type="float">
            <text:p>0.027789</text:p>
          </table:table-cell>
          <table:table-cell office:value-type="float" office:value="0.376828" calcext:value-type="float">
            <text:p>0.3768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000" calcext:value-type="float">
            <text:p>7000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508" calcext:value-type="float">
            <text:p>0.109508</text:p>
          </table:table-cell>
          <table:table-cell office:value-type="float" office:value="0.354016" calcext:value-type="float">
            <text:p>0.3540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512" calcext:value-type="float">
            <text:p>51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424" calcext:value-type="float">
            <text:p>1424</text:p>
          </table:table-cell>
          <table:table-cell office:value-type="float" office:value="0.278125" calcext:value-type="float">
            <text:p>0.278125</text:p>
          </table:table-cell>
          <table:table-cell office:value-type="float" office:value="0.49764" calcext:value-type="float">
            <text:p>0.49764</text:p>
          </table:table-cell>
          <table:table-cell office:value-type="float" office:value="0.853577" calcext:value-type="float">
            <text:p>0.8535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00" calcext:value-type="float">
            <text:p>800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48" calcext:value-type="float">
            <text:p>0.010448</text:p>
          </table:table-cell>
          <table:table-cell office:value-type="float" office:value="0.290792" calcext:value-type="float">
            <text:p>0.2907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00" calcext:value-type="float">
            <text:p>8000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411" calcext:value-type="float">
            <text:p>0.040411</text:p>
          </table:table-cell>
          <table:table-cell office:value-type="float" office:value="0.394042" calcext:value-type="float">
            <text:p>0.3940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129659" calcext:value-type="float">
            <text:p>0.129659</text:p>
          </table:table-cell>
          <table:table-cell office:value-type="float" office:value="0.431049" calcext:value-type="float">
            <text:p>0.4310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00" calcext:value-type="float">
            <text:p>9000</text:p>
          </table:table-cell>
          <table:table-cell office:value-type="float" office:value="512" calcext:value-type="float">
            <text:p>512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748" calcext:value-type="float">
            <text:p>2748</text:p>
          </table:table-cell>
          <table:table-cell office:value-type="float" office:value="0.357813" calcext:value-type="float">
            <text:p>0.357813</text:p>
          </table:table-cell>
          <table:table-cell office:value-type="float" office:value="0.455254" calcext:value-type="float">
            <text:p>0.455254</text:p>
          </table:table-cell>
          <table:table-cell office:value-type="float" office:value="0.729519" calcext:value-type="float">
            <text:p>0.7295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00" calcext:value-type="float">
            <text:p>900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852" calcext:value-type="float">
            <text:p>0.009852</text:p>
          </table:table-cell>
          <table:table-cell office:value-type="float" office:value="0.274781" calcext:value-type="float">
            <text:p>0.2747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00" calcext:value-type="float">
            <text:p>900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371" calcext:value-type="float">
            <text:p>0.031371</text:p>
          </table:table-cell>
          <table:table-cell office:value-type="float" office:value="0.432836" calcext:value-type="float">
            <text:p>0.4328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000" calcext:value-type="float">
            <text:p>9000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0.110396" calcext:value-type="float">
            <text:p>0.110396</text:p>
          </table:table-cell>
          <table:table-cell office:value-type="float" office:value="0.531403" calcext:value-type="float">
            <text:p>0.5314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860" calcext:value-type="float">
            <text:p>3860</text:p>
          </table:table-cell>
          <table:table-cell office:value-type="float" office:value="0.376953" calcext:value-type="float">
            <text:p>0.376953</text:p>
          </table:table-cell>
          <table:table-cell office:value-type="float" office:value="0.446926" calcext:value-type="float">
            <text:p>0.446926</text:p>
          </table:table-cell>
          <table:table-cell office:value-type="float" office:value="0.741533" calcext:value-type="float">
            <text:p>0.7415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283144" calcext:value-type="float">
            <text:p>0.2831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35" calcext:value-type="float">
            <text:p>0.10435</text:p>
          </table:table-cell>
          <table:table-cell office:value-type="float" office:value="0.419281" calcext:value-type="float">
            <text:p>0.4192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office:value-type="float" office:value="4693" calcext:value-type="float">
            <text:p>4693</text:p>
          </table:table-cell>
          <table:table-cell office:value-type="float" office:value="0.366641" calcext:value-type="float">
            <text:p>0.366641</text:p>
          </table:table-cell>
          <table:table-cell office:value-type="float" office:value="0.432648" calcext:value-type="float">
            <text:p>0.432648</text:p>
          </table:table-cell>
          <table:table-cell office:value-type="float" office:value="0.679297" calcext:value-type="float">
            <text:p>0.6792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86" calcext:value-type="float">
            <text:p>0.014286</text:p>
          </table:table-cell>
          <table:table-cell office:value-type="float" office:value="0.315099" calcext:value-type="float">
            <text:p>0.3150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521" calcext:value-type="float">
            <text:p>0.033521</text:p>
          </table:table-cell>
          <table:table-cell office:value-type="float" office:value="0.432289" calcext:value-type="float">
            <text:p>0.4322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112805" calcext:value-type="float">
            <text:p>0.112805</text:p>
          </table:table-cell>
          <table:table-cell office:value-type="float" office:value="0.480884" calcext:value-type="float">
            <text:p>0.4808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5309" calcext:value-type="float">
            <text:p>5309</text:p>
          </table:table-cell>
          <table:table-cell office:value-type="float" office:value="0.345638" calcext:value-type="float">
            <text:p>0.345638</text:p>
          </table:table-cell>
          <table:table-cell office:value-type="float" office:value="0.475547" calcext:value-type="float">
            <text:p>0.475547</text:p>
          </table:table-cell>
          <table:table-cell office:value-type="float" office:value="0.908425" calcext:value-type="float">
            <text:p>0.9084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054" calcext:value-type="float">
            <text:p>0.011054</text:p>
          </table:table-cell>
          <table:table-cell office:value-type="float" office:value="0.290063" calcext:value-type="float">
            <text:p>0.2900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411" calcext:value-type="float">
            <text:p>0.032411</text:p>
          </table:table-cell>
          <table:table-cell office:value-type="float" office:value="0.403652" calcext:value-type="float">
            <text:p>0.4036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0.008817" calcext:value-type="float">
            <text:p>0.008817</text:p>
          </table:table-cell>
          <table:table-cell office:value-type="float" office:value="0.124125" calcext:value-type="float">
            <text:p>0.124125</text:p>
          </table:table-cell>
          <table:table-cell office:value-type="float" office:value="0.430823" calcext:value-type="float">
            <text:p>0.4308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67" calcext:value-type="float">
            <text:p>0.013867</text:p>
          </table:table-cell>
          <table:table-cell office:value-type="float" office:value="0.280074" calcext:value-type="float">
            <text:p>0.2800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19" calcext:value-type="float">
            <text:p>0.025219</text:p>
          </table:table-cell>
          <table:table-cell office:value-type="float" office:value="0.41548" calcext:value-type="float">
            <text:p>0.415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00" calcext:value-type="float">
            <text:p>3000</text:p>
          </table:table-cell>
          <table:table-cell office:value-type="float" office:value="1024" calcext:value-type="float">
            <text:p>1024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office:value-type="float" office:value="0.002734" calcext:value-type="float">
            <text:p>0.002734</text:p>
          </table:table-cell>
          <table:table-cell office:value-type="float" office:value="0.100791" calcext:value-type="float">
            <text:p>0.100791</text:p>
          </table:table-cell>
          <table:table-cell office:value-type="float" office:value="0.393877" calcext:value-type="float">
            <text:p>0.3938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0" calcext:value-type="float">
            <text:p>3000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71" calcext:value-type="float">
            <text:p>171</text:p>
          </table:table-cell>
          <table:table-cell office:value-type="float" office:value="7088" calcext:value-type="float">
            <text:p>7088</text:p>
          </table:table-cell>
          <table:table-cell office:value-type="float" office:value="0.346094" calcext:value-type="float">
            <text:p>0.346094</text:p>
          </table:table-cell>
          <table:table-cell office:value-type="float" office:value="0.400917" calcext:value-type="float">
            <text:p>0.400917</text:p>
          </table:table-cell>
          <table:table-cell office:value-type="float" office:value="0.869681" calcext:value-type="float">
            <text:p>0.8696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00" calcext:value-type="float">
            <text:p>300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292" calcext:value-type="float">
            <text:p>0.013292</text:p>
          </table:table-cell>
          <table:table-cell office:value-type="float" office:value="0.293382" calcext:value-type="float">
            <text:p>0.2933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96" calcext:value-type="float">
            <text:p>0.03196</text:p>
          </table:table-cell>
          <table:table-cell office:value-type="float" office:value="0.409432" calcext:value-type="float">
            <text:p>0.4094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00" calcext:value-type="float">
            <text:p>4000</text:p>
          </table:table-cell>
          <table:table-cell office:value-type="float" office:value="1024" calcext:value-type="float">
            <text:p>1024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31" calcext:value-type="float">
            <text:p>31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104027" calcext:value-type="float">
            <text:p>0.104027</text:p>
          </table:table-cell>
          <table:table-cell office:value-type="float" office:value="0.484815" calcext:value-type="float">
            <text:p>0.4848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0" calcext:value-type="float">
            <text:p>4000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91" calcext:value-type="float">
            <text:p>191</text:p>
          </table:table-cell>
          <table:table-cell office:value-type="float" office:value="7247" calcext:value-type="float">
            <text:p>7247</text:p>
          </table:table-cell>
          <table:table-cell office:value-type="float" office:value="0.31454" calcext:value-type="float">
            <text:p>0.31454</text:p>
          </table:table-cell>
          <table:table-cell office:value-type="float" office:value="0.518654" calcext:value-type="float">
            <text:p>0.518654</text:p>
          </table:table-cell>
          <table:table-cell office:value-type="float" office:value="0.70156" calcext:value-type="float">
            <text:p>0.701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00" calcext:value-type="float">
            <text:p>4000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328" calcext:value-type="float">
            <text:p>0.014328</text:p>
          </table:table-cell>
          <table:table-cell office:value-type="float" office:value="0.281247" calcext:value-type="float">
            <text:p>0.2812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0.409156" calcext:value-type="float">
            <text:p>0.4091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office:value-type="float" office:value="13" calcext:value-type="float">
            <text:p>13</text:p>
          </table:table-cell>
          <table:table-cell office:value-type="float" office:value="211" calcext:value-type="float">
            <text:p>211</text:p>
          </table:table-cell>
          <table:table-cell office:value-type="float" office:value="29" calcext:value-type="float">
            <text:p>29</text:p>
          </table:table-cell>
          <table:table-cell office:value-type="float" office:value="0.002266" calcext:value-type="float">
            <text:p>0.002266</text:p>
          </table:table-cell>
          <table:table-cell office:value-type="float" office:value="0.100221" calcext:value-type="float">
            <text:p>0.100221</text:p>
          </table:table-cell>
          <table:table-cell office:value-type="float" office:value="0.323679" calcext:value-type="float">
            <text:p>0.3236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211" calcext:value-type="float">
            <text:p>211</text:p>
          </table:table-cell>
          <table:table-cell office:value-type="float" office:value="8295" calcext:value-type="float">
            <text:p>8295</text:p>
          </table:table-cell>
          <table:table-cell office:value-type="float" office:value="0.324023" calcext:value-type="float">
            <text:p>0.324023</text:p>
          </table:table-cell>
          <table:table-cell office:value-type="float" office:value="0.457662" calcext:value-type="float">
            <text:p>0.457662</text:p>
          </table:table-cell>
          <table:table-cell office:value-type="float" office:value="0.581626" calcext:value-type="float">
            <text:p>0.5816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56" calcext:value-type="float">
            <text:p>0.010156</text:p>
          </table:table-cell>
          <table:table-cell office:value-type="float" office:value="0.256219" calcext:value-type="float">
            <text:p>0.2562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00" calcext:value-type="float">
            <text:p>6000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5" calcext:value-type="float">
            <text:p>0.01925</text:p>
          </table:table-cell>
          <table:table-cell office:value-type="float" office:value="0.359734" calcext:value-type="float">
            <text:p>0.3597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00" calcext:value-type="float">
            <text:p>600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0.029687" calcext:value-type="float">
            <text:p>0.029687</text:p>
          </table:table-cell>
          <table:table-cell office:value-type="float" office:value="0.065746" calcext:value-type="float">
            <text:p>0.065746</text:p>
          </table:table-cell>
          <table:table-cell office:value-type="float" office:value="0.486777" calcext:value-type="float">
            <text:p>0.4867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00" calcext:value-type="float">
            <text:p>6000</text:p>
          </table:table-cell>
          <table:table-cell office:value-type="float" office:value="1024" calcext:value-type="float">
            <text:p>102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367" calcext:value-type="float">
            <text:p>0.338367</text:p>
          </table:table-cell>
          <table:table-cell office:value-type="float" office:value="0.67873" calcext:value-type="float">
            <text:p>0.678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00" calcext:value-type="float">
            <text:p>6000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59" calcext:value-type="float">
            <text:p>0.008359</text:p>
          </table:table-cell>
          <table:table-cell office:value-type="float" office:value="0.30125" calcext:value-type="float">
            <text:p>0.30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00" calcext:value-type="float">
            <text:p>7000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914" calcext:value-type="float">
            <text:p>0.024914</text:p>
          </table:table-cell>
          <table:table-cell office:value-type="float" office:value="0.350352" calcext:value-type="float">
            <text:p>0.3503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00" calcext:value-type="float">
            <text:p>700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office:value-type="float" office:value="0.060156" calcext:value-type="float">
            <text:p>0.060156</text:p>
          </table:table-cell>
          <table:table-cell office:value-type="float" office:value="0.094983" calcext:value-type="float">
            <text:p>0.094983</text:p>
          </table:table-cell>
          <table:table-cell office:value-type="float" office:value="0.544183" calcext:value-type="float">
            <text:p>0.5441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00" calcext:value-type="float">
            <text:p>7000</text:p>
          </table:table-cell>
          <table:table-cell office:value-type="float" office:value="1024" calcext:value-type="float">
            <text:p>102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144" calcext:value-type="float">
            <text:p>2144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417122" calcext:value-type="float">
            <text:p>0.417122</text:p>
          </table:table-cell>
          <table:table-cell office:value-type="float" office:value="0.58119" calcext:value-type="float">
            <text:p>0.581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000" calcext:value-type="float">
            <text:p>7000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57" calcext:value-type="float">
            <text:p>0.027057</text:p>
          </table:table-cell>
          <table:table-cell office:value-type="float" office:value="0.379677" calcext:value-type="float">
            <text:p>0.3796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1024" calcext:value-type="float">
            <text:p>1024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204" calcext:value-type="float">
            <text:p>204</text:p>
          </table:table-cell>
          <table:table-cell office:value-type="float" office:value="0.053125" calcext:value-type="float">
            <text:p>0.053125</text:p>
          </table:table-cell>
          <table:table-cell office:value-type="float" office:value="0.119167" calcext:value-type="float">
            <text:p>0.119167</text:p>
          </table:table-cell>
          <table:table-cell office:value-type="float" office:value="0.619139" calcext:value-type="float">
            <text:p>0.6191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00" calcext:value-type="float">
            <text:p>8000</text:p>
          </table:table-cell>
          <table:table-cell office:value-type="float" office:value="1024" calcext:value-type="float">
            <text:p>1024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480" calcext:value-type="float">
            <text:p>3480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551489" calcext:value-type="float">
            <text:p>0.551489</text:p>
          </table:table-cell>
          <table:table-cell office:value-type="float" office:value="0.842856" calcext:value-type="float">
            <text:p>0.8428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00" calcext:value-type="float">
            <text:p>8000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303758" calcext:value-type="float">
            <text:p>0.3037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262" calcext:value-type="float">
            <text:p>0.038262</text:p>
          </table:table-cell>
          <table:table-cell office:value-type="float" office:value="0.375137" calcext:value-type="float">
            <text:p>0.3751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00" calcext:value-type="float">
            <text:p>9000</text:p>
          </table:table-cell>
          <table:table-cell office:value-type="float" office:value="1024" calcext:value-type="float">
            <text:p>1024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46" calcext:value-type="float">
            <text:p>246</text:p>
          </table:table-cell>
          <table:table-cell office:value-type="float" office:value="0.048047" calcext:value-type="float">
            <text:p>0.048047</text:p>
          </table:table-cell>
          <table:table-cell office:value-type="float" office:value="0.117386" calcext:value-type="float">
            <text:p>0.117386</text:p>
          </table:table-cell>
          <table:table-cell office:value-type="float" office:value="0.581072" calcext:value-type="float">
            <text:p>0.5810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00" calcext:value-type="float">
            <text:p>9000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483" calcext:value-type="float">
            <text:p>3483</text:p>
          </table:table-cell>
          <table:table-cell office:value-type="float" office:value="0.340137" calcext:value-type="float">
            <text:p>0.340137</text:p>
          </table:table-cell>
          <table:table-cell office:value-type="float" office:value="0.547749" calcext:value-type="float">
            <text:p>0.547749</text:p>
          </table:table-cell>
          <table:table-cell office:value-type="float" office:value="0.896659" calcext:value-type="float">
            <text:p>0.8966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00" calcext:value-type="float">
            <text:p>9000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894" calcext:value-type="float">
            <text:p>0.010894</text:p>
          </table:table-cell>
          <table:table-cell office:value-type="float" office:value="0.326037" calcext:value-type="float">
            <text:p>0.3260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000" calcext:value-type="float">
            <text:p>9000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55" calcext:value-type="float">
            <text:p>0.03755</text:p>
          </table:table-cell>
          <table:table-cell office:value-type="float" office:value="0.348191" calcext:value-type="float">
            <text:p>0.3481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75" calcext:value-type="float">
            <text:p>175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0.110683" calcext:value-type="float">
            <text:p>0.110683</text:p>
          </table:table-cell>
          <table:table-cell office:value-type="float" office:value="0.567915" calcext:value-type="float">
            <text:p>0.5679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024" calcext:value-type="float">
            <text:p>1024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5140" calcext:value-type="float">
            <text:p>5140</text:p>
          </table:table-cell>
          <table:table-cell office:value-type="float" office:value="0.401562" calcext:value-type="float">
            <text:p>0.401562</text:p>
          </table:table-cell>
          <table:table-cell office:value-type="float" office:value="0.666737" calcext:value-type="float">
            <text:p>0.666737</text:p>
          </table:table-cell>
          <table:table-cell office:value-type="float" office:value="0.96352" calcext:value-type="float">
            <text:p>0.963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33" calcext:value-type="float">
            <text:p>0.011833</text:p>
          </table:table-cell>
          <table:table-cell office:value-type="float" office:value="0.305776" calcext:value-type="float">
            <text:p>0.3057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" calcext:value-type="float">
            <text:p>10000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61" calcext:value-type="float">
            <text:p>0.034461</text:p>
          </table:table-cell>
          <table:table-cell office:value-type="float" office:value="0.368534" calcext:value-type="float">
            <text:p>0.3685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2048" calcext:value-type="float">
            <text:p>2048</text:p>
          </table:table-cell>
          <table:table-cell office:value-type="float" office:value="17" calcext:value-type="float">
            <text:p>17</text:p>
          </table:table-cell>
          <table:table-cell office:value-type="float" office:value="131" calcext:value-type="float">
            <text:p>131</text:p>
          </table:table-cell>
          <table:table-cell office:value-type="float" office:value="407" calcext:value-type="float">
            <text:p>407</text:p>
          </table:table-cell>
          <table:table-cell office:value-type="float" office:value="0.052995" calcext:value-type="float">
            <text:p>0.052995</text:p>
          </table:table-cell>
          <table:table-cell office:value-type="float" office:value="0.100246" calcext:value-type="float">
            <text:p>0.100246</text:p>
          </table:table-cell>
          <table:table-cell office:value-type="float" office:value="0.628214" calcext:value-type="float">
            <text:p>0.6282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2048" calcext:value-type="float">
            <text:p>2048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7324" calcext:value-type="float">
            <text:p>7324</text:p>
          </table:table-cell>
          <table:table-cell office:value-type="float" office:value="0.476823" calcext:value-type="float">
            <text:p>0.476823</text:p>
          </table:table-cell>
          <table:table-cell office:value-type="float" office:value="0.585187" calcext:value-type="float">
            <text:p>0.585187</text:p>
          </table:table-cell>
          <table:table-cell office:value-type="float" office:value="0.984325" calcext:value-type="float">
            <text:p>0.9843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13" calcext:value-type="float">
            <text:p>0.014013</text:p>
          </table:table-cell>
          <table:table-cell office:value-type="float" office:value="0.301411" calcext:value-type="float">
            <text:p>0.3014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51" calcext:value-type="float">
            <text:p>0.038451</text:p>
          </table:table-cell>
          <table:table-cell office:value-type="float" office:value="0.398413" calcext:value-type="float">
            <text:p>0.3984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  <table:table-cell office:value-type="float" office:value="505" calcext:value-type="float">
            <text:p>505</text:p>
          </table:table-cell>
          <table:table-cell office:value-type="float" office:value="0.056362" calcext:value-type="float">
            <text:p>0.056362</text:p>
          </table:table-cell>
          <table:table-cell office:value-type="float" office:value="0.103231" calcext:value-type="float">
            <text:p>0.103231</text:p>
          </table:table-cell>
          <table:table-cell office:value-type="float" office:value="0.636804" calcext:value-type="float">
            <text:p>0.6368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6985" calcext:value-type="float">
            <text:p>6985</text:p>
          </table:table-cell>
          <table:table-cell office:value-type="float" office:value="0.389788" calcext:value-type="float">
            <text:p>0.389788</text:p>
          </table:table-cell>
          <table:table-cell office:value-type="float" office:value="0.559881" calcext:value-type="float">
            <text:p>0.559881</text:p>
          </table:table-cell>
          <table:table-cell office:value-type="float" office:value="0.862599" calcext:value-type="float">
            <text:p>0.8625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26" calcext:value-type="float">
            <text:p>0.016426</text:p>
          </table:table-cell>
          <table:table-cell office:value-type="float" office:value="0.315863" calcext:value-type="float">
            <text:p>0.3158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076" calcext:value-type="float">
            <text:p>0.036076</text:p>
          </table:table-cell>
          <table:table-cell office:value-type="float" office:value="0.355943" calcext:value-type="float">
            <text:p>0.3559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office:value-type="float" office:value="786" calcext:value-type="float">
            <text:p>786</text:p>
          </table:table-cell>
          <table:table-cell office:value-type="float" office:value="0.076758" calcext:value-type="float">
            <text:p>0.076758</text:p>
          </table:table-cell>
          <table:table-cell office:value-type="float" office:value="0.106038" calcext:value-type="float">
            <text:p>0.106038</text:p>
          </table:table-cell>
          <table:table-cell office:value-type="float" office:value="0.573036" calcext:value-type="float">
            <text:p>0.5730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00" calcext:value-type="float">
            <text:p>3000</text:p>
          </table:table-cell>
          <table:table-cell office:value-type="float" office:value="2048" calcext:value-type="float">
            <text:p>2048</text:p>
          </table:table-cell>
          <table:table-cell office:value-type="float" office:value="29" calcext:value-type="float">
            <text:p>29</text:p>
          </table:table-cell>
          <table:table-cell office:value-type="float" office:value="171" calcext:value-type="float">
            <text:p>171</text:p>
          </table:table-cell>
          <table:table-cell office:value-type="float" office:value="8545" calcext:value-type="float">
            <text:p>8545</text:p>
          </table:table-cell>
          <table:table-cell office:value-type="float" office:value="0.417236" calcext:value-type="float">
            <text:p>0.417236</text:p>
          </table:table-cell>
          <table:table-cell office:value-type="float" office:value="0.445817" calcext:value-type="float">
            <text:p>0.445817</text:p>
          </table:table-cell>
          <table:table-cell office:value-type="float" office:value="0.734404" calcext:value-type="float">
            <text:p>0.7344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0" calcext:value-type="float">
            <text:p>300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98" calcext:value-type="float">
            <text:p>0.012198</text:p>
          </table:table-cell>
          <table:table-cell office:value-type="float" office:value="0.274875" calcext:value-type="float">
            <text:p>0.2748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00" calcext:value-type="float">
            <text:p>3000</text:p>
          </table:table-cell>
          <table:table-cell office:value-type="float" office:value="2048" calcext:value-type="float">
            <text:p>2048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302" calcext:value-type="float">
            <text:p>0.030302</text:p>
          </table:table-cell>
          <table:table-cell office:value-type="float" office:value="0.361139" calcext:value-type="float">
            <text:p>0.3611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2048" calcext:value-type="float">
            <text:p>2048</text:p>
          </table:table-cell>
          <table:table-cell office:value-type="float" office:value="28" calcext:value-type="float">
            <text:p>28</text:p>
          </table:table-cell>
          <table:table-cell office:value-type="float" office:value="191" calcext:value-type="float">
            <text:p>191</text:p>
          </table:table-cell>
          <table:table-cell office:value-type="float" office:value="9796" calcext:value-type="float">
            <text:p>9796</text:p>
          </table:table-cell>
          <table:table-cell office:value-type="float" office:value="0.425174" calcext:value-type="float">
            <text:p>0.425174</text:p>
          </table:table-cell>
          <table:table-cell office:value-type="float" office:value="0.519679" calcext:value-type="float">
            <text:p>0.519679</text:p>
          </table:table-cell>
          <table:table-cell office:value-type="float" office:value="0.782491" calcext:value-type="float">
            <text:p>0.7824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00" calcext:value-type="float">
            <text:p>400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81" calcext:value-type="float">
            <text:p>0.010181</text:p>
          </table:table-cell>
          <table:table-cell office:value-type="float" office:value="0.300187" calcext:value-type="float">
            <text:p>0.3001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0" calcext:value-type="float">
            <text:p>4000</text:p>
          </table:table-cell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307527" calcext:value-type="float">
            <text:p>0.3075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00" calcext:value-type="float">
            <text:p>4000</text:p>
          </table:table-cell>
          <table:table-cell office:value-type="float" office:value="2048" calcext:value-type="float">
            <text:p>2048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817" calcext:value-type="float">
            <text:p>817</text:p>
          </table:table-cell>
          <table:table-cell office:value-type="float" office:value="0.063828" calcext:value-type="float">
            <text:p>0.063828</text:p>
          </table:table-cell>
          <table:table-cell office:value-type="float" office:value="0.087078" calcext:value-type="float">
            <text:p>0.087078</text:p>
          </table:table-cell>
          <table:table-cell office:value-type="float" office:value="0.639441" calcext:value-type="float">
            <text:p>0.6394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float" office:value="2048" calcext:value-type="float">
            <text:p>2048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float" office:value="9950" calcext:value-type="float">
            <text:p>9950</text:p>
          </table:table-cell>
          <table:table-cell office:value-type="float" office:value="0.388672" calcext:value-type="float">
            <text:p>0.388672</text:p>
          </table:table-cell>
          <table:table-cell office:value-type="float" office:value="0.426479" calcext:value-type="float">
            <text:p>0.426479</text:p>
          </table:table-cell>
          <table:table-cell office:value-type="float" office:value="0.679158" calcext:value-type="float">
            <text:p>0.6791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62" calcext:value-type="float">
            <text:p>0.011562</text:p>
          </table:table-cell>
          <table:table-cell office:value-type="float" office:value="0.312781" calcext:value-type="float">
            <text:p>0.3127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0" calcext:value-type="float">
            <text:p>5000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69" calcext:value-type="float">
            <text:p>0.027969</text:p>
          </table:table-cell>
          <table:table-cell office:value-type="float" office:value="0.365047" calcext:value-type="float">
            <text:p>0.3650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00" calcext:value-type="float">
            <text:p>5000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826" calcext:value-type="float">
            <text:p>1826</text:p>
          </table:table-cell>
          <table:table-cell office:value-type="float" office:value="1.426562" calcext:value-type="float">
            <text:p>1.426562</text:p>
          </table:table-cell>
          <table:table-cell office:value-type="float" office:value="0.097056" calcext:value-type="float">
            <text:p>0.097056</text:p>
          </table:table-cell>
          <table:table-cell office:value-type="float" office:value="0.63823" calcext:value-type="float">
            <text:p>0.638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00" calcext:value-type="float">
            <text:p>6000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20" calcext:value-type="float">
            <text:p>220</text:p>
          </table:table-cell>
          <table:table-cell office:value-type="float" office:value="0.085938" calcext:value-type="float">
            <text:p>0.085938</text:p>
          </table:table-cell>
          <table:table-cell office:value-type="float" office:value="0.45547" calcext:value-type="float">
            <text:p>0.45547</text:p>
          </table:table-cell>
          <table:table-cell office:value-type="float" office:value="0.676902" calcext:value-type="float">
            <text:p>0.6769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00" calcext:value-type="float">
            <text:p>6000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1" calcext:value-type="float">
            <text:p>0.016891</text:p>
          </table:table-cell>
          <table:table-cell office:value-type="float" office:value="0.276219" calcext:value-type="float">
            <text:p>0.2762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00" calcext:value-type="float">
            <text:p>6000</text:p>
          </table:table-cell>
          <table:table-cell office:value-type="float" office:value="2048" calcext:value-type="float">
            <text:p>204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477" calcext:value-type="float">
            <text:p>477</text:p>
          </table:table-cell>
          <table:table-cell office:value-type="float" office:value="0.186328" calcext:value-type="float">
            <text:p>0.186328</text:p>
          </table:table-cell>
          <table:table-cell office:value-type="float" office:value="0.145795" calcext:value-type="float">
            <text:p>0.145795</text:p>
          </table:table-cell>
          <table:table-cell office:value-type="float" office:value="0.536562" calcext:value-type="float">
            <text:p>0.5365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00" calcext:value-type="float">
            <text:p>6000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353" calcext:value-type="float">
            <text:p>2353</text:p>
          </table:table-cell>
          <table:table-cell office:value-type="float" office:value="0.45957" calcext:value-type="float">
            <text:p>0.45957</text:p>
          </table:table-cell>
          <table:table-cell office:value-type="float" office:value="0.519265" calcext:value-type="float">
            <text:p>0.519265</text:p>
          </table:table-cell>
          <table:table-cell office:value-type="float" office:value="0.65876" calcext:value-type="float">
            <text:p>0.658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69" calcext:value-type="float">
            <text:p>0.012469</text:p>
          </table:table-cell>
          <table:table-cell office:value-type="float" office:value="0.297083" calcext:value-type="float">
            <text:p>0.2970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995" calcext:value-type="float">
            <text:p>0.036995</text:p>
          </table:table-cell>
          <table:table-cell office:value-type="float" office:value="0.386443" calcext:value-type="float">
            <text:p>0.3864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630" calcext:value-type="float">
            <text:p>630</text:p>
          </table:table-cell>
          <table:table-cell office:value-type="float" office:value="0.164062" calcext:value-type="float">
            <text:p>0.164062</text:p>
          </table:table-cell>
          <table:table-cell office:value-type="float" office:value="0.102379" calcext:value-type="float">
            <text:p>0.102379</text:p>
          </table:table-cell>
          <table:table-cell office:value-type="float" office:value="0.562292" calcext:value-type="float">
            <text:p>0.5622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000" calcext:value-type="float">
            <text:p>7000</text:p>
          </table:table-cell>
          <table:table-cell office:value-type="float" office:value="2048" calcext:value-type="float">
            <text:p>2048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4303" calcext:value-type="float">
            <text:p>4303</text:p>
          </table:table-cell>
          <table:table-cell office:value-type="float" office:value="0.560286" calcext:value-type="float">
            <text:p>0.560286</text:p>
          </table:table-cell>
          <table:table-cell office:value-type="float" office:value="0.532618" calcext:value-type="float">
            <text:p>0.532618</text:p>
          </table:table-cell>
          <table:table-cell office:value-type="float" office:value="0.618772" calcext:value-type="float">
            <text:p>0.6187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8" calcext:value-type="float">
            <text:p>0.020008</text:p>
          </table:table-cell>
          <table:table-cell office:value-type="float" office:value="0.247789" calcext:value-type="float">
            <text:p>0.2477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00" calcext:value-type="float">
            <text:p>8000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047" calcext:value-type="float">
            <text:p>0.032047</text:p>
          </table:table-cell>
          <table:table-cell office:value-type="float" office:value="0.410457" calcext:value-type="float">
            <text:p>0.4104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00" calcext:value-type="float">
            <text:p>8000</text:p>
          </table:table-cell>
          <table:table-cell office:value-type="float" office:value="2048" calcext:value-type="float">
            <text:p>2048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876" calcext:value-type="float">
            <text:p>876</text:p>
          </table:table-cell>
          <table:table-cell office:value-type="float" office:value="0.171094" calcext:value-type="float">
            <text:p>0.171094</text:p>
          </table:table-cell>
          <table:table-cell office:value-type="float" office:value="0.127447" calcext:value-type="float">
            <text:p>0.127447</text:p>
          </table:table-cell>
          <table:table-cell office:value-type="float" office:value="0.558864" calcext:value-type="float">
            <text:p>0.5588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2048" calcext:value-type="float">
            <text:p>2048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4357" calcext:value-type="float">
            <text:p>4357</text:p>
          </table:table-cell>
          <table:table-cell office:value-type="float" office:value="0.425488" calcext:value-type="float">
            <text:p>0.425488</text:p>
          </table:table-cell>
          <table:table-cell office:value-type="float" office:value="0.556885" calcext:value-type="float">
            <text:p>0.556885</text:p>
          </table:table-cell>
          <table:table-cell office:value-type="float" office:value="0.613364" calcext:value-type="float">
            <text:p>0.6133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00" calcext:value-type="float">
            <text:p>900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81" calcext:value-type="float">
            <text:p>0.018481</text:p>
          </table:table-cell>
          <table:table-cell office:value-type="float" office:value="0.276131" calcext:value-type="float">
            <text:p>0.2761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00" calcext:value-type="float">
            <text:p>9000</text:p>
          </table:table-cell>
          <table:table-cell office:value-type="float" office:value="2048" calcext:value-type="float">
            <text:p>2048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0.035941" calcext:value-type="float">
            <text:p>0.035941</text:p>
          </table:table-cell>
          <table:table-cell office:value-type="float" office:value="0.377248" calcext:value-type="float">
            <text:p>0.3772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00" calcext:value-type="float">
            <text:p>9000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815" calcext:value-type="float">
            <text:p>815</text:p>
          </table:table-cell>
          <table:table-cell office:value-type="float" office:value="0.127344" calcext:value-type="float">
            <text:p>0.127344</text:p>
          </table:table-cell>
          <table:table-cell office:value-type="float" office:value="0.120906" calcext:value-type="float">
            <text:p>0.120906</text:p>
          </table:table-cell>
          <table:table-cell office:value-type="float" office:value="0.573533" calcext:value-type="float">
            <text:p>0.5735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000" calcext:value-type="float">
            <text:p>9000</text:p>
          </table:table-cell>
          <table:table-cell office:value-type="float" office:value="2048" calcext:value-type="float">
            <text:p>2048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5877" calcext:value-type="float">
            <text:p>5877</text:p>
          </table:table-cell>
          <table:table-cell office:value-type="float" office:value="0.459141" calcext:value-type="float">
            <text:p>0.459141</text:p>
          </table:table-cell>
          <table:table-cell office:value-type="float" office:value="0.561286" calcext:value-type="float">
            <text:p>0.561286</text:p>
          </table:table-cell>
          <table:table-cell office:value-type="float" office:value="0.668257" calcext:value-type="float">
            <text:p>0.6682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64" calcext:value-type="float">
            <text:p>0.013964</text:p>
          </table:table-cell>
          <table:table-cell office:value-type="float" office:value="0.291922" calcext:value-type="float">
            <text:p>0.2919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2048" calcext:value-type="float">
            <text:p>2048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956" calcext:value-type="float">
            <text:p>0.034956</text:p>
          </table:table-cell>
          <table:table-cell office:value-type="float" office:value="0.436279" calcext:value-type="float">
            <text:p>0.4362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2048" calcext:value-type="float">
            <text:p>2048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office:value-type="float" office:value="1055" calcext:value-type="float">
            <text:p>1055</text:p>
          </table:table-cell>
          <table:table-cell office:value-type="float" office:value="0.13737" calcext:value-type="float">
            <text:p>0.13737</text:p>
          </table:table-cell>
          <table:table-cell office:value-type="float" office:value="0.107993" calcext:value-type="float">
            <text:p>0.107993</text:p>
          </table:table-cell>
          <table:table-cell office:value-type="float" office:value="0.512595" calcext:value-type="float">
            <text:p>0.5125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" calcext:value-type="float">
            <text:p>10000</text:p>
          </table:table-cell>
          <table:table-cell office:value-type="float" office:value="2048" calcext:value-type="float">
            <text:p>2048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office:value-type="float" office:value="8384" calcext:value-type="float">
            <text:p>8384</text:p>
          </table:table-cell>
          <table:table-cell office:value-type="float" office:value="0.545833" calcext:value-type="float">
            <text:p>0.545833</text:p>
          </table:table-cell>
          <table:table-cell office:value-type="float" office:value="0.589943" calcext:value-type="float">
            <text:p>0.589943</text:p>
          </table:table-cell>
          <table:table-cell office:value-type="float" office:value="0.742125" calcext:value-type="float">
            <text:p>0.742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4092" calcext:value-type="float">
            <text:p>4092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42615" calcext:value-type="float">
            <text:p>0.042615</text:p>
          </table:table-cell>
          <table:table-cell office:value-type="float" office:value="0.391888" calcext:value-type="float">
            <text:p>0.3918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4092" calcext:value-type="float">
            <text:p>4092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1281" calcext:value-type="float">
            <text:p>1281</text:p>
          </table:table-cell>
          <table:table-cell office:value-type="float" office:value="0.142969" calcext:value-type="float">
            <text:p>0.142969</text:p>
          </table:table-cell>
          <table:table-cell office:value-type="float" office:value="0.105837" calcext:value-type="float">
            <text:p>0.105837</text:p>
          </table:table-cell>
          <table:table-cell office:value-type="float" office:value="0.464317" calcext:value-type="float">
            <text:p>0.4643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4092" calcext:value-type="float">
            <text:p>4092</text:p>
          </table:table-cell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  <table:table-cell office:value-type="float" office:value="7922" calcext:value-type="float">
            <text:p>7922</text:p>
          </table:table-cell>
          <table:table-cell office:value-type="float" office:value="0.442076" calcext:value-type="float">
            <text:p>0.442076</text:p>
          </table:table-cell>
          <table:table-cell office:value-type="float" office:value="0.545406" calcext:value-type="float">
            <text:p>0.545406</text:p>
          </table:table-cell>
          <table:table-cell office:value-type="float" office:value="0.685424" calcext:value-type="float">
            <text:p>0.6854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4092" calcext:value-type="float">
            <text:p>409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33" calcext:value-type="float">
            <text:p>0.012133</text:p>
          </table:table-cell>
          <table:table-cell office:value-type="float" office:value="0.30323" calcext:value-type="float">
            <text:p>0.303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4092" calcext:value-type="float">
            <text:p>4092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68" calcext:value-type="float">
            <text:p>0.042768</text:p>
          </table:table-cell>
          <table:table-cell office:value-type="float" office:value="0.353521" calcext:value-type="float">
            <text:p>0.3535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4092" calcext:value-type="float">
            <text:p>4092</text:p>
          </table:table-cell>
          <table:table-cell office:value-type="float" office:value="33" calcext:value-type="float">
            <text:p>33</text:p>
          </table:table-cell>
          <table:table-cell office:value-type="float" office:value="171" calcext:value-type="float">
            <text:p>171</text:p>
          </table:table-cell>
          <table:table-cell office:value-type="float" office:value="9051" calcext:value-type="float">
            <text:p>9051</text:p>
          </table:table-cell>
          <table:table-cell office:value-type="float" office:value="0.441943" calcext:value-type="float">
            <text:p>0.441943</text:p>
          </table:table-cell>
          <table:table-cell office:value-type="float" office:value="0.586227" calcext:value-type="float">
            <text:p>0.586227</text:p>
          </table:table-cell>
          <table:table-cell office:value-type="float" office:value="0.71434" calcext:value-type="float">
            <text:p>0.714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4092" calcext:value-type="float">
            <text:p>4092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69" calcext:value-type="float">
            <text:p>0.009469</text:p>
          </table:table-cell>
          <table:table-cell office:value-type="float" office:value="0.27941" calcext:value-type="float">
            <text:p>0.279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4092" calcext:value-type="float">
            <text:p>4092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814" calcext:value-type="float">
            <text:p>0.042814</text:p>
          </table:table-cell>
          <table:table-cell office:value-type="float" office:value="0.434563" calcext:value-type="float">
            <text:p>0.4345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4092" calcext:value-type="float">
            <text:p>4092</text:p>
          </table:table-cell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1767" calcext:value-type="float">
            <text:p>1767</text:p>
          </table:table-cell>
          <table:table-cell office:value-type="float" office:value="0.153385" calcext:value-type="float">
            <text:p>0.153385</text:p>
          </table:table-cell>
          <table:table-cell office:value-type="float" office:value="0.096463" calcext:value-type="float">
            <text:p>0.096463</text:p>
          </table:table-cell>
          <table:table-cell office:value-type="float" office:value="0.547816" calcext:value-type="float">
            <text:p>0.5478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00" calcext:value-type="float">
            <text:p>3000</text:p>
          </table:table-cell>
          <table:table-cell office:value-type="float" office:value="4092" calcext:value-type="float">
            <text:p>4092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float" office:value="12258" calcext:value-type="float">
            <text:p>12258</text:p>
          </table:table-cell>
          <table:table-cell office:value-type="float" office:value="0.532031" calcext:value-type="float">
            <text:p>0.532031</text:p>
          </table:table-cell>
          <table:table-cell office:value-type="float" office:value="0.539249" calcext:value-type="float">
            <text:p>0.539249</text:p>
          </table:table-cell>
          <table:table-cell office:value-type="float" office:value="0.61816" calcext:value-type="float">
            <text:p>0.618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0" calcext:value-type="float">
            <text:p>3000</text:p>
          </table:table-cell>
          <table:table-cell office:value-type="float" office:value="4092" calcext:value-type="float">
            <text:p>4092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47" calcext:value-type="float">
            <text:p>0.011647</text:p>
          </table:table-cell>
          <table:table-cell office:value-type="float" office:value="0.294428" calcext:value-type="float">
            <text:p>0.2944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00" calcext:value-type="float">
            <text:p>3000</text:p>
          </table:table-cell>
          <table:table-cell office:value-type="float" office:value="4092" calcext:value-type="float">
            <text:p>4092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16" calcext:value-type="float">
            <text:p>0.037016</text:p>
          </table:table-cell>
          <table:table-cell office:value-type="float" office:value="0.392863" calcext:value-type="float">
            <text:p>0.3928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4092" calcext:value-type="float">
            <text:p>4092</text:p>
          </table:table-cell>
          <table:table-cell office:value-type="float" office:value="15" calcext:value-type="float">
            <text:p>15</text:p>
          </table:table-cell>
          <table:table-cell office:value-type="float" office:value="211" calcext:value-type="float">
            <text:p>211</text:p>
          </table:table-cell>
          <table:table-cell office:value-type="float" office:value="1797" calcext:value-type="float">
            <text:p>1797</text:p>
          </table:table-cell>
          <table:table-cell office:value-type="float" office:value="0.140391" calcext:value-type="float">
            <text:p>0.140391</text:p>
          </table:table-cell>
          <table:table-cell office:value-type="float" office:value="0.117787" calcext:value-type="float">
            <text:p>0.117787</text:p>
          </table:table-cell>
          <table:table-cell office:value-type="float" office:value="0.560398" calcext:value-type="float">
            <text:p>0.5603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00" calcext:value-type="float">
            <text:p>4000</text:p>
          </table:table-cell>
          <table:table-cell office:value-type="float" office:value="4092" calcext:value-type="float">
            <text:p>4092</text:p>
          </table:table-cell>
          <table:table-cell office:value-type="float" office:value="28" calcext:value-type="float">
            <text:p>28</text:p>
          </table:table-cell>
          <table:table-cell office:value-type="float" office:value="211" calcext:value-type="float">
            <text:p>211</text:p>
          </table:table-cell>
          <table:table-cell office:value-type="float" office:value="11446" calcext:value-type="float">
            <text:p>11446</text:p>
          </table:table-cell>
          <table:table-cell office:value-type="float" office:value="0.447109" calcext:value-type="float">
            <text:p>0.447109</text:p>
          </table:table-cell>
          <table:table-cell office:value-type="float" office:value="0.542559" calcext:value-type="float">
            <text:p>0.542559</text:p>
          </table:table-cell>
          <table:table-cell office:value-type="float" office:value="0.600546" calcext:value-type="float">
            <text:p>0.6005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0" calcext:value-type="float">
            <text:p>4000</text:p>
          </table:table-cell>
          <table:table-cell office:value-type="float" office:value="4092" calcext:value-type="float">
            <text:p>409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200187" calcext:value-type="float">
            <text:p>0.2001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00" calcext:value-type="float">
            <text:p>4000</text:p>
          </table:table-cell>
          <table:table-cell office:value-type="float" office:value="4092" calcext:value-type="float">
            <text:p>409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001563" calcext:value-type="float">
            <text:p>0.001563</text:p>
          </table:table-cell>
          <table:table-cell office:value-type="float" office:value="0.028579" calcext:value-type="float">
            <text:p>0.028579</text:p>
          </table:table-cell>
          <table:table-cell office:value-type="float" office:value="0.282942" calcext:value-type="float">
            <text:p>0.2829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float" office:value="4092" calcext:value-type="float">
            <text:p>409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office:value-type="float" office:value="0.151563" calcext:value-type="float">
            <text:p>0.151563</text:p>
          </table:table-cell>
          <table:table-cell office:value-type="float" office:value="0.157794" calcext:value-type="float">
            <text:p>0.157794</text:p>
          </table:table-cell>
          <table:table-cell office:value-type="float" office:value="0.513575" calcext:value-type="float">
            <text:p>0.5135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4092" calcext:value-type="float">
            <text:p>409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326" calcext:value-type="float">
            <text:p>1326</text:p>
          </table:table-cell>
          <table:table-cell office:value-type="float" office:value="0.517969" calcext:value-type="float">
            <text:p>0.517969</text:p>
          </table:table-cell>
          <table:table-cell office:value-type="float" office:value="0.904662" calcext:value-type="float">
            <text:p>0.904662</text:p>
          </table:table-cell>
          <table:table-cell office:value-type="float" office:value="0.87749" calcext:value-type="float">
            <text:p>0.877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0" calcext:value-type="float">
            <text:p>5000</text:p>
          </table:table-cell>
          <table:table-cell office:value-type="float" office:value="4092" calcext:value-type="float">
            <text:p>409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72" calcext:value-type="float">
            <text:p>0.012172</text:p>
          </table:table-cell>
          <table:table-cell office:value-type="float" office:value="0.164437" calcext:value-type="float">
            <text:p>0.1644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00" calcext:value-type="float">
            <text:p>5000</text:p>
          </table:table-cell>
          <table:table-cell office:value-type="float" office:value="4092" calcext:value-type="float">
            <text:p>409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6172" calcext:value-type="float">
            <text:p>0.036172</text:p>
          </table:table-cell>
          <table:table-cell office:value-type="float" office:value="0.294621" calcext:value-type="float">
            <text:p>0.2946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00" calcext:value-type="float">
            <text:p>6000</text:p>
          </table:table-cell>
          <table:table-cell office:value-type="float" office:value="4092" calcext:value-type="float">
            <text:p>409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2041" calcext:value-type="float">
            <text:p>2041</text:p>
          </table:table-cell>
          <table:table-cell office:value-type="float" office:value="0.797266" calcext:value-type="float">
            <text:p>0.797266</text:p>
          </table:table-cell>
          <table:table-cell office:value-type="float" office:value="0.217362" calcext:value-type="float">
            <text:p>0.217362</text:p>
          </table:table-cell>
          <table:table-cell office:value-type="float" office:value="0.639532" calcext:value-type="float">
            <text:p>0.6395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00" calcext:value-type="float">
            <text:p>6000</text:p>
          </table:table-cell>
          <table:table-cell office:value-type="float" office:value="4092" calcext:value-type="float">
            <text:p>4092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425" calcext:value-type="float">
            <text:p>5425</text:p>
          </table:table-cell>
          <table:table-cell office:value-type="float" office:value="1.05957" calcext:value-type="float">
            <text:p>1.05957</text:p>
          </table:table-cell>
          <table:table-cell office:value-type="float" office:value="0.90463" calcext:value-type="float">
            <text:p>0.90463</text:p>
          </table:table-cell>
          <table:table-cell office:value-type="float" office:value="0.898226" calcext:value-type="float">
            <text:p>0.8982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00" calcext:value-type="float">
            <text:p>6000</text:p>
          </table:table-cell>
          <table:table-cell office:value-type="float" office:value="4092" calcext:value-type="float">
            <text:p>409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23" calcext:value-type="float">
            <text:p>0.015323</text:p>
          </table:table-cell>
          <table:table-cell office:value-type="float" office:value="0.172135" calcext:value-type="float">
            <text:p>0.1721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00" calcext:value-type="float">
            <text:p>6000</text:p>
          </table:table-cell>
          <table:table-cell office:value-type="float" office:value="4092" calcext:value-type="float">
            <text:p>4092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0.016667" calcext:value-type="float">
            <text:p>0.01666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272811" calcext:value-type="float">
            <text:p>0.2728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00" calcext:value-type="float">
            <text:p>7000</text:p>
          </table:table-cell>
          <table:table-cell office:value-type="float" office:value="4092" calcext:value-type="float">
            <text:p>409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756" calcext:value-type="float">
            <text:p>756</text:p>
          </table:table-cell>
          <table:table-cell office:value-type="float" office:value="0.196875" calcext:value-type="float">
            <text:p>0.196875</text:p>
          </table:table-cell>
          <table:table-cell office:value-type="float" office:value="0.195617" calcext:value-type="float">
            <text:p>0.195617</text:p>
          </table:table-cell>
          <table:table-cell office:value-type="float" office:value="0.525415" calcext:value-type="float">
            <text:p>0.5254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00" calcext:value-type="float">
            <text:p>7000</text:p>
          </table:table-cell>
          <table:table-cell office:value-type="float" office:value="4092" calcext:value-type="float">
            <text:p>4092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7517" calcext:value-type="float">
            <text:p>7517</text:p>
          </table:table-cell>
          <table:table-cell office:value-type="float" office:value="0.978776" calcext:value-type="float">
            <text:p>0.978776</text:p>
          </table:table-cell>
          <table:table-cell office:value-type="float" office:value="0.964374" calcext:value-type="float">
            <text:p>0.964374</text:p>
          </table:table-cell>
          <table:table-cell office:value-type="float" office:value="0.945169" calcext:value-type="float">
            <text:p>0.9451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00" calcext:value-type="float">
            <text:p>7000</text:p>
          </table:table-cell>
          <table:table-cell office:value-type="float" office:value="4092" calcext:value-type="float">
            <text:p>409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03" calcext:value-type="float">
            <text:p>0.015703</text:p>
          </table:table-cell>
          <table:table-cell office:value-type="float" office:value="0.168539" calcext:value-type="float">
            <text:p>0.1685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000" calcext:value-type="float">
            <text:p>7000</text:p>
          </table:table-cell>
          <table:table-cell office:value-type="float" office:value="4092" calcext:value-type="float">
            <text:p>4092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0.030042" calcext:value-type="float">
            <text:p>0.030042</text:p>
          </table:table-cell>
          <table:table-cell office:value-type="float" office:value="0.279643" calcext:value-type="float">
            <text:p>0.2796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4092" calcext:value-type="float">
            <text:p>4092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969" calcext:value-type="float">
            <text:p>969</text:p>
          </table:table-cell>
          <table:table-cell office:value-type="float" office:value="0.189258" calcext:value-type="float">
            <text:p>0.189258</text:p>
          </table:table-cell>
          <table:table-cell office:value-type="float" office:value="0.172667" calcext:value-type="float">
            <text:p>0.172667</text:p>
          </table:table-cell>
          <table:table-cell office:value-type="float" office:value="0.548104" calcext:value-type="float">
            <text:p>0.5481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00" calcext:value-type="float">
            <text:p>8000</text:p>
          </table:table-cell>
          <table:table-cell office:value-type="float" office:value="4092" calcext:value-type="float">
            <text:p>4092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10485" calcext:value-type="float">
            <text:p>10485</text:p>
          </table:table-cell>
          <table:table-cell office:value-type="float" office:value="1.023926" calcext:value-type="float">
            <text:p>1.023926</text:p>
          </table:table-cell>
          <table:table-cell office:value-type="float" office:value="1.200215" calcext:value-type="float">
            <text:p>1.200215</text:p>
          </table:table-cell>
          <table:table-cell office:value-type="float" office:value="0.940116" calcext:value-type="float">
            <text:p>0.9401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00" calcext:value-type="float">
            <text:p>8000</text:p>
          </table:table-cell>
          <table:table-cell office:value-type="float" office:value="4092" calcext:value-type="float">
            <text:p>4092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  <table:table-cell office:value-type="float" office:value="0.022188" calcext:value-type="float">
            <text:p>0.022188</text:p>
          </table:table-cell>
          <table:table-cell office:value-type="float" office:value="0.048245" calcext:value-type="float">
            <text:p>0.048245</text:p>
          </table:table-cell>
          <table:table-cell office:value-type="float" office:value="0.306427" calcext:value-type="float">
            <text:p>0.3064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4092" calcext:value-type="float">
            <text:p>4092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1430" calcext:value-type="float">
            <text:p>1430</text:p>
          </table:table-cell>
          <table:table-cell office:value-type="float" office:value="0.223437" calcext:value-type="float">
            <text:p>0.223437</text:p>
          </table:table-cell>
          <table:table-cell office:value-type="float" office:value="0.177345" calcext:value-type="float">
            <text:p>0.177345</text:p>
          </table:table-cell>
          <table:table-cell office:value-type="float" office:value="0.546961" calcext:value-type="float">
            <text:p>0.5469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00" calcext:value-type="float">
            <text:p>9000</text:p>
          </table:table-cell>
          <table:table-cell office:value-type="float" office:value="4092" calcext:value-type="float">
            <text:p>4092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13727" calcext:value-type="float">
            <text:p>13727</text:p>
          </table:table-cell>
          <table:table-cell office:value-type="float" office:value="1.072422" calcext:value-type="float">
            <text:p>1.072422</text:p>
          </table:table-cell>
          <table:table-cell office:value-type="float" office:value="1.075098" calcext:value-type="float">
            <text:p>1.075098</text:p>
          </table:table-cell>
          <table:table-cell office:value-type="float" office:value="0.94701" calcext:value-type="float">
            <text:p>0.947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00" calcext:value-type="float">
            <text:p>9000</text:p>
          </table:table-cell>
          <table:table-cell office:value-type="float" office:value="4092" calcext:value-type="float">
            <text:p>4092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21589" calcext:value-type="float">
            <text:p>0.021589</text:p>
          </table:table-cell>
          <table:table-cell office:value-type="float" office:value="0.181875" calcext:value-type="float">
            <text:p>0.1818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00" calcext:value-type="float">
            <text:p>9000</text:p>
          </table:table-cell>
          <table:table-cell office:value-type="float" office:value="4092" calcext:value-type="float">
            <text:p>4092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0.029687" calcext:value-type="float">
            <text:p>0.029687</text:p>
          </table:table-cell>
          <table:table-cell office:value-type="float" office:value="0.03588" calcext:value-type="float">
            <text:p>0.03588</text:p>
          </table:table-cell>
          <table:table-cell office:value-type="float" office:value="0.288755" calcext:value-type="float">
            <text:p>0.2887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000" calcext:value-type="float">
            <text:p>9000</text:p>
          </table:table-cell>
          <table:table-cell office:value-type="float" office:value="4092" calcext:value-type="float">
            <text:p>4092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float" office:value="1751" calcext:value-type="float">
            <text:p>1751</text:p>
          </table:table-cell>
          <table:table-cell office:value-type="float" office:value="0.227995" calcext:value-type="float">
            <text:p>0.227995</text:p>
          </table:table-cell>
          <table:table-cell office:value-type="float" office:value="0.21262" calcext:value-type="float">
            <text:p>0.21262</text:p>
          </table:table-cell>
          <table:table-cell office:value-type="float" office:value="0.466078" calcext:value-type="float">
            <text:p>0.4660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4092" calcext:value-type="float">
            <text:p>4092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16322" calcext:value-type="float">
            <text:p>16322</text:p>
          </table:table-cell>
          <table:table-cell office:value-type="float" office:value="1.06263" calcext:value-type="float">
            <text:p>1.06263</text:p>
          </table:table-cell>
          <table:table-cell office:value-type="float" office:value="1.169039" calcext:value-type="float">
            <text:p>1.169039</text:p>
          </table:table-cell>
          <table:table-cell office:value-type="float" office:value="0.999326" calcext:value-type="float">
            <text:p>0.9993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4092" calcext:value-type="float">
            <text:p>4092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277" calcext:value-type="float">
            <text:p>0.012277</text:p>
          </table:table-cell>
          <table:table-cell office:value-type="float" office:value="0.175027" calcext:value-type="float">
            <text:p>0.1750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092" calcext:value-type="float">
            <text:p>4092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0.016295" calcext:value-type="float">
            <text:p>0.016295</text:p>
          </table:table-cell>
          <table:table-cell office:value-type="float" office:value="0.040301" calcext:value-type="float">
            <text:p>0.040301</text:p>
          </table:table-cell>
          <table:table-cell office:value-type="float" office:value="0.315085" calcext:value-type="float">
            <text:p>0.3150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" calcext:value-type="float">
            <text:p>10000</text:p>
          </table:table-cell>
          <table:table-cell office:value-type="float" office:value="4092" calcext:value-type="float">
            <text:p>4092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990" calcext:value-type="float">
            <text:p>1990</text:p>
          </table:table-cell>
          <table:table-cell office:value-type="float" office:value="0.222098" calcext:value-type="float">
            <text:p>0.222098</text:p>
          </table:table-cell>
          <table:table-cell office:value-type="float" office:value="0.170797" calcext:value-type="float">
            <text:p>0.170797</text:p>
          </table:table-cell>
          <table:table-cell office:value-type="float" office:value="0.567663" calcext:value-type="float">
            <text:p>0.5676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8184" calcext:value-type="float">
            <text:p>8184</text:p>
          </table:table-cell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16766" calcext:value-type="float">
            <text:p>16766</text:p>
          </table:table-cell>
          <table:table-cell office:value-type="float" office:value="0.935603" calcext:value-type="float">
            <text:p>0.935603</text:p>
          </table:table-cell>
          <table:table-cell office:value-type="float" office:value="1.0196" calcext:value-type="float">
            <text:p>1.0196</text:p>
          </table:table-cell>
          <table:table-cell office:value-type="float" office:value="0.965722" calcext:value-type="float">
            <text:p>0.9657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8184" calcext:value-type="float">
            <text:p>8184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17" calcext:value-type="float">
            <text:p>0.021117</text:p>
          </table:table-cell>
          <table:table-cell office:value-type="float" office:value="0.316238" calcext:value-type="float">
            <text:p>0.3162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8184" calcext:value-type="float">
            <text:p>8184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office:value-type="float" office:value="0.019922" calcext:value-type="float">
            <text:p>0.019922</text:p>
          </table:table-cell>
          <table:table-cell office:value-type="float" office:value="0.052122" calcext:value-type="float">
            <text:p>0.052122</text:p>
          </table:table-cell>
          <table:table-cell office:value-type="float" office:value="0.356239" calcext:value-type="float">
            <text:p>0.3562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8184" calcext:value-type="float">
            <text:p>8184</text:p>
          </table:table-cell>
          <table:table-cell office:value-type="float" office:value="14" calcext:value-type="float">
            <text:p>14</text:p>
          </table:table-cell>
          <table:table-cell office:value-type="float" office:value="171" calcext:value-type="float">
            <text:p>171</text:p>
          </table:table-cell>
          <table:table-cell office:value-type="float" office:value="2020" calcext:value-type="float">
            <text:p>2020</text:p>
          </table:table-cell>
          <table:table-cell office:value-type="float" office:value="0.197266" calcext:value-type="float">
            <text:p>0.197266</text:p>
          </table:table-cell>
          <table:table-cell office:value-type="float" office:value="0.243243" calcext:value-type="float">
            <text:p>0.243243</text:p>
          </table:table-cell>
          <table:table-cell office:value-type="float" office:value="0.622353" calcext:value-type="float">
            <text:p>0.6223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8184" calcext:value-type="float">
            <text:p>8184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office:value-type="float" office:value="21453" calcext:value-type="float">
            <text:p>21453</text:p>
          </table:table-cell>
          <table:table-cell office:value-type="float" office:value="1.04751" calcext:value-type="float">
            <text:p>1.04751</text:p>
          </table:table-cell>
          <table:table-cell office:value-type="float" office:value="0.980377" calcext:value-type="float">
            <text:p>0.980377</text:p>
          </table:table-cell>
          <table:table-cell office:value-type="float" office:value="0.914884" calcext:value-type="float">
            <text:p>0.9148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8184" calcext:value-type="float">
            <text:p>8184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17" calcext:value-type="float">
            <text:p>0.017017</text:p>
          </table:table-cell>
          <table:table-cell office:value-type="float" office:value="0.211177" calcext:value-type="float">
            <text:p>0.2111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8184" calcext:value-type="float">
            <text:p>8184</text:p>
          </table:table-cell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office:value-type="float" office:value="154" calcext:value-type="float">
            <text:p>154</text:p>
          </table:table-cell>
          <table:table-cell office:value-type="float" office:value="0.026736" calcext:value-type="float">
            <text:p>0.026736</text:p>
          </table:table-cell>
          <table:table-cell office:value-type="float" office:value="0.045965" calcext:value-type="float">
            <text:p>0.045965</text:p>
          </table:table-cell>
          <table:table-cell office:value-type="float" office:value="0.374312" calcext:value-type="float">
            <text:p>0.3743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8184" calcext:value-type="float">
            <text:p>8184</text:p>
          </table:table-cell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2412" calcext:value-type="float">
            <text:p>2412</text:p>
          </table:table-cell>
          <table:table-cell office:value-type="float" office:value="0.209375" calcext:value-type="float">
            <text:p>0.209375</text:p>
          </table:table-cell>
          <table:table-cell office:value-type="float" office:value="0.19397" calcext:value-type="float">
            <text:p>0.19397</text:p>
          </table:table-cell>
          <table:table-cell office:value-type="float" office:value="0.645995" calcext:value-type="float">
            <text:p>0.6459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8184" calcext:value-type="float">
            <text:p>8184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float" office:value="35201" calcext:value-type="float">
            <text:p>35201</text:p>
          </table:table-cell>
          <table:table-cell office:value-type="float" office:value="1.527821" calcext:value-type="float">
            <text:p>1.527821</text:p>
          </table:table-cell>
          <table:table-cell office:value-type="float" office:value="1.056941" calcext:value-type="float">
            <text:p>1.056941</text:p>
          </table:table-cell>
          <table:table-cell office:value-type="float" office:value="1.08267" calcext:value-type="float">
            <text:p>1.082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00" calcext:value-type="float">
            <text:p>3000</text:p>
          </table:table-cell>
          <table:table-cell office:value-type="float" office:value="8184" calcext:value-type="float">
            <text:p>8184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191" calcext:value-type="float">
            <text:p>0.025191</text:p>
          </table:table-cell>
          <table:table-cell office:value-type="float" office:value="0.167953" calcext:value-type="float">
            <text:p>0.1679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00" calcext:value-type="float">
            <text:p>3000</text:p>
          </table:table-cell>
          <table:table-cell office:value-type="float" office:value="8184" calcext:value-type="float">
            <text:p>8184</text:p>
          </table:table-cell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office:value-type="float" office:value="130" calcext:value-type="float">
            <text:p>130</text:p>
          </table:table-cell>
          <table:table-cell office:value-type="float" office:value="0.020313" calcext:value-type="float">
            <text:p>0.020313</text:p>
          </table:table-cell>
          <table:table-cell office:value-type="float" office:value="0.044704" calcext:value-type="float">
            <text:p>0.044704</text:p>
          </table:table-cell>
          <table:table-cell office:value-type="float" office:value="0.308646" calcext:value-type="float">
            <text:p>0.3086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00" calcext:value-type="float">
            <text:p>3000</text:p>
          </table:table-cell>
          <table:table-cell office:value-type="float" office:value="8184" calcext:value-type="float">
            <text:p>8184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2352" calcext:value-type="float">
            <text:p>2352</text:p>
          </table:table-cell>
          <table:table-cell office:value-type="float" office:value="0.18375" calcext:value-type="float">
            <text:p>0.18375</text:p>
          </table:table-cell>
          <table:table-cell office:value-type="float" office:value="0.163889" calcext:value-type="float">
            <text:p>0.163889</text:p>
          </table:table-cell>
          <table:table-cell office:value-type="float" office:value="0.619416" calcext:value-type="float">
            <text:p>0.6194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8184" calcext:value-type="float">
            <text:p>8184</text:p>
          </table:table-cell>
          <table:table-cell office:value-type="float" office:value="28" calcext:value-type="float">
            <text:p>28</text:p>
          </table:table-cell>
          <table:table-cell office:value-type="float" office:value="211" calcext:value-type="float">
            <text:p>211</text:p>
          </table:table-cell>
          <table:table-cell office:value-type="float" office:value="24503" calcext:value-type="float">
            <text:p>24503</text:p>
          </table:table-cell>
          <table:table-cell office:value-type="float" office:value="0.957148" calcext:value-type="float">
            <text:p>0.957148</text:p>
          </table:table-cell>
          <table:table-cell office:value-type="float" office:value="0.849988" calcext:value-type="float">
            <text:p>0.849988</text:p>
          </table:table-cell>
          <table:table-cell office:value-type="float" office:value="0.933835" calcext:value-type="float">
            <text:p>0.933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1:25:12.889801162</meta:creation-date>
    <dc:date>2015-04-15T21:43:15.502091980</dc:date>
    <meta:editing-duration>PT1M37S</meta:editing-duration>
    <meta:editing-cycles>1</meta:editing-cycles>
    <meta:document-statistic meta:table-count="1" meta:cell-count="2286" meta:object-count="0"/>
    <meta:generator>LibreOffice/4.3.6.2$Linux_X86_64 LibreOffice_project/430m0$Build-2</meta:generator>
  </office:meta>
</office:document-meta>
</file>